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Default"/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delta P (Pa) (lam)</text:p>
          </table:table-cell>
          <table:table-cell office:value-type="string" calcext:value-type="string">
            <text:p>Q (m3/s) (lam)</text:p>
          </table:table-cell>
          <table:table-cell office:value-type="string" calcext:value-type="string">
            <text:p>Parameters (lam)</text:p>
          </table:table-cell>
          <table:table-cell office:value-type="string" calcext:value-type="string">
            <text:p>delta P (mm) (lam)</text:p>
          </table:table-cell>
          <table:table-cell office:value-type="string" calcext:value-type="string">
            <text:p>Q (l/s) (lam)</text:p>
          </table:table-cell>
          <table:table-cell office:value-type="string" calcext:value-type="string">
            <text:p>error delta P (lam)</text:p>
          </table:table-cell>
          <table:table-cell office:value-type="string" calcext:value-type="string">
            <text:p>error Q (lam)</text:p>
          </table:table-cell>
          <table:table-cell office:value-type="string" calcext:value-type="string">
            <text:p>Error parameters (lam)</text:p>
          </table:table-cell>
          <table:table-cell/>
          <table:table-cell office:value-type="string" calcext:value-type="string">
            <text:p>delta P (Pa) (turbo)</text:p>
          </table:table-cell>
          <table:table-cell office:value-type="string" calcext:value-type="string">
            <text:p>Q (m3/s) (turbo)</text:p>
          </table:table-cell>
          <table:table-cell office:value-type="string" calcext:value-type="string">
            <text:p>Parameters (turbo)</text:p>
          </table:table-cell>
          <table:table-cell office:value-type="string" calcext:value-type="string">
            <text:p>delta P (mm) (turbo)</text:p>
          </table:table-cell>
          <table:table-cell office:value-type="string" calcext:value-type="string">
            <text:p>Q (l/s) (turbo)</text:p>
          </table:table-cell>
        </table:table-row>
        <table:table-row table:style-name="ro1">
          <table:table-cell table:formula="of:=[.$C$4]*[.D2]" office:value-type="float" office:value="39.2268" calcext:value-type="float">
            <text:p>39.2268</text:p>
          </table:table-cell>
          <table:table-cell table:formula="of:=[.$C$5]*[.E2]" office:value-type="float" office:value="0.0000294117647058824" calcext:value-type="float">
            <text:p>2.94117647058824E-05</text:p>
          </table:table-cell>
          <table:table-cell office:value-type="string" calcext:value-type="string">
            <text:p>L = 50 cm</text:p>
          </table:table-cell>
          <table:table-cell office:value-type="float" office:value="20" calcext:value-type="float">
            <text:p>20</text:p>
          </table:table-cell>
          <table:table-cell table:formula="of:=1/34" office:value-type="float" office:value="0.0294117647058824" calcext:value-type="float">
            <text:p>0.0294117647058824</text:p>
          </table:table-cell>
          <table:table-cell table:formula="of:=[.$H$2]/[.A2]" office:value-type="float" office:value="0.0249829198405172" calcext:value-type="float">
            <text:p>0.0249829198405172</text:p>
          </table:table-cell>
          <table:table-cell table:formula="of:=[.$H$3]/([.$H$4]/[.E2])" office:value-type="float" office:value="0.00980392156862745" calcext:value-type="float">
            <text:p>0.00980392156862745</text:p>
          </table:table-cell>
          <table:table-cell table:formula="of:= 1.96 / 2" office:value-type="float" office:value="0.98" calcext:value-type="float">
            <text:p>0.98</text:p>
          </table:table-cell>
          <table:table-cell/>
          <table:table-cell table:formula="of:=[.$L$4]*[.M2]" office:value-type="float" office:value="274.5876" calcext:value-type="float">
            <text:p>274.5876</text:p>
          </table:table-cell>
          <table:table-cell table:formula="of:=[.$L$5]*[.N2]" office:value-type="float" office:value="0.000119047619047619" calcext:value-type="float">
            <text:p>0.000119047619047619</text:p>
          </table:table-cell>
          <table:table-cell office:value-type="string" calcext:value-type="string">
            <text:p>L = 50 cm</text:p>
          </table:table-cell>
          <table:table-cell office:value-type="float" office:value="140" calcext:value-type="float">
            <text:p>140</text:p>
          </table:table-cell>
          <table:table-cell table:formula="of:=5/42" office:value-type="float" office:value="0.119047619047619" calcext:value-type="float">
            <text:p>0.119047619047619</text:p>
          </table:table-cell>
        </table:table-row>
        <table:table-row table:style-name="ro1">
          <table:table-cell table:formula="of:=[.$C$4]*[.D3]" office:value-type="float" office:value="58.8402" calcext:value-type="float">
            <text:p>58.8402</text:p>
          </table:table-cell>
          <table:table-cell table:formula="of:=[.$C$5]*[.E3]" office:value-type="float" office:value="0.0000434782608695652" calcext:value-type="float">
            <text:p>4.34782608695652E-05</text:p>
          </table:table-cell>
          <table:table-cell office:value-type="string" calcext:value-type="string">
            <text:p>D = 4.10 mm</text:p>
          </table:table-cell>
          <table:table-cell office:value-type="float" office:value="30" calcext:value-type="float">
            <text:p>30</text:p>
          </table:table-cell>
          <table:table-cell table:formula="of:=1/23" office:value-type="float" office:value="0.0434782608695652" calcext:value-type="float">
            <text:p>0.0434782608695652</text:p>
          </table:table-cell>
          <table:table-cell table:formula="of:=[.$H$2]/[.A3]" office:value-type="float" office:value="0.0166552798936781" calcext:value-type="float">
            <text:p>0.0166552798936781</text:p>
          </table:table-cell>
          <table:table-cell table:formula="of:=[.$H$3]/([.$H$4]/[.E3])" office:value-type="float" office:value="0.0144927536231884" calcext:value-type="float">
            <text:p>0.01449275362318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L$4]*[.M3]" office:value-type="float" office:value="294.201" calcext:value-type="float">
            <text:p>294.201</text:p>
          </table:table-cell>
          <table:table-cell table:formula="of:=[.$L$5]*[.N3]" office:value-type="float" office:value="0.000125" calcext:value-type="float">
            <text:p>0.000125</text:p>
          </table:table-cell>
          <table:table-cell office:value-type="string" calcext:value-type="string">
            <text:p>D = 4.10 mm</text:p>
          </table:table-cell>
          <table:table-cell office:value-type="float" office:value="150" calcext:value-type="float">
            <text:p>150</text:p>
          </table:table-cell>
          <table:table-cell table:formula="of:=6/48" office:value-type="float" office:value="0.125" calcext:value-type="float">
            <text:p>0.125</text:p>
          </table:table-cell>
        </table:table-row>
        <table:table-row table:style-name="ro1">
          <table:table-cell table:formula="of:=[.$C$4]*[.D4]" office:value-type="float" office:value="78.4536" calcext:value-type="float">
            <text:p>78.4536</text:p>
          </table:table-cell>
          <table:table-cell table:formula="of:=[.$C$5]*[.E4]" office:value-type="float" office:value="0.0000555555555555556" calcext:value-type="float">
            <text:p>5.55555555555556E-05</text:p>
          </table:table-cell>
          <table:table-cell table:formula="of:=9.8067*0.2" office:value-type="float" office:value="1.96134" calcext:value-type="float">
            <text:p>1.96134</text:p>
          </table:table-cell>
          <table:table-cell office:value-type="float" office:value="40" calcext:value-type="float">
            <text:p>40</text:p>
          </table:table-cell>
          <table:table-cell table:formula="of:=1/18" office:value-type="float" office:value="0.0555555555555556" calcext:value-type="float">
            <text:p>0.0555555555555556</text:p>
          </table:table-cell>
          <table:table-cell table:formula="of:=[.$H$2]/[.A4]" office:value-type="float" office:value="0.0124914599202586" calcext:value-type="float">
            <text:p>0.0124914599202586</text:p>
          </table:table-cell>
          <table:table-cell table:formula="of:=[.$H$3]/([.$H$4]/[.E4])" office:value-type="float" office:value="0.0185185185185185" calcext:value-type="float">
            <text:p>0.018518518518518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L$4]*[.M4]" office:value-type="float" office:value="313.8144" calcext:value-type="float">
            <text:p>313.8144</text:p>
          </table:table-cell>
          <table:table-cell table:formula="of:=[.$L$5]*[.N4]" office:value-type="float" office:value="0.000127659574468085" calcext:value-type="float">
            <text:p>0.000127659574468085</text:p>
          </table:table-cell>
          <table:table-cell table:formula="of:=9.8067*0.2" office:value-type="float" office:value="1.96134" calcext:value-type="float">
            <text:p>1.96134</text:p>
          </table:table-cell>
          <table:table-cell office:value-type="float" office:value="160" calcext:value-type="float">
            <text:p>160</text:p>
          </table:table-cell>
          <table:table-cell table:formula="of:=6/47" office:value-type="float" office:value="0.127659574468085" calcext:value-type="float">
            <text:p>0.127659574468085</text:p>
          </table:table-cell>
        </table:table-row>
        <table:table-row table:style-name="ro1">
          <table:table-cell table:formula="of:=[.$C$4]*[.D5]" office:value-type="float" office:value="98.067" calcext:value-type="float">
            <text:p>98.067</text:p>
          </table:table-cell>
          <table:table-cell table:formula="of:=[.$C$5]*[.E5]" office:value-type="float" office:value="0.0000697674418604651" calcext:value-type="float">
            <text:p>6.97674418604651E-05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formula="of:=3/43" office:value-type="float" office:value="0.0697674418604651" calcext:value-type="float">
            <text:p>0.0697674418604651</text:p>
          </table:table-cell>
          <table:table-cell table:formula="of:=[.$H$2]/[.A5]" office:value-type="float" office:value="0.00999316793620688" calcext:value-type="float">
            <text:p>0.00999316793620688</text:p>
          </table:table-cell>
          <table:table-cell table:formula="of:=[.$H$3]/([.$H$4]/[.E5])" office:value-type="float" office:value="0.0232558139534884" calcext:value-type="float">
            <text:p>0.0232558139534884</text:p>
          </table:table-cell>
          <table:table-cell table:number-columns-repeated="2"/>
          <table:table-cell table:formula="of:=[.$L$4]*[.M5]" office:value-type="float" office:value="333.4278" calcext:value-type="float">
            <text:p>333.4278</text:p>
          </table:table-cell>
          <table:table-cell table:formula="of:=[.$L$5]*[.N5]" office:value-type="float" office:value="0.000133333333333333" calcext:value-type="float">
            <text:p>0.000133333333333333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170" calcext:value-type="float">
            <text:p>170</text:p>
          </table:table-cell>
          <table:table-cell table:formula="of:=6/45" office:value-type="float" office:value="0.133333333333333" calcext:value-type="float">
            <text:p>0.133333333333333</text:p>
          </table:table-cell>
        </table:table-row>
        <table:table-row table:style-name="ro1">
          <table:table-cell table:formula="of:=[.$C$4]*[.D6]" office:value-type="float" office:value="117.6804" calcext:value-type="float">
            <text:p>117.6804</text:p>
          </table:table-cell>
          <table:table-cell table:formula="of:=[.$C$5]*[.E6]" office:value-type="float" office:value="0.0000816326530612245" calcext:value-type="float">
            <text:p>8.16326530612245E-0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4/49" office:value-type="float" office:value="0.0816326530612245" calcext:value-type="float">
            <text:p>0.0816326530612245</text:p>
          </table:table-cell>
          <table:table-cell table:formula="of:=[.$H$2]/[.A6]" office:value-type="float" office:value="0.00832763994683907" calcext:value-type="float">
            <text:p>0.00832763994683907</text:p>
          </table:table-cell>
          <table:table-cell table:formula="of:=[.$H$3]/([.$H$4]/[.E6])" office:value-type="float" office:value="0.0272108843537415" calcext:value-type="float">
            <text:p>0.0272108843537415</text:p>
          </table:table-cell>
          <table:table-cell table:number-columns-repeated="2"/>
          <table:table-cell table:formula="of:=[.$L$4]*[.M6]" office:value-type="float" office:value="353.0412" calcext:value-type="float">
            <text:p>353.0412</text:p>
          </table:table-cell>
          <table:table-cell table:formula="of:=[.$L$5]*[.N6]" office:value-type="float" office:value="0.000136363636363636" calcext:value-type="float">
            <text:p>0.00013636363636363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6/44" office:value-type="float" office:value="0.136363636363636" calcext:value-type="float">
            <text:p>0.136363636363636</text:p>
          </table:table-cell>
        </table:table-row>
        <table:table-row table:style-name="ro1">
          <table:table-cell table:formula="of:=[.$C$4]*[.D7]" office:value-type="float" office:value="137.2938" calcext:value-type="float">
            <text:p>137.2938</text:p>
          </table:table-cell>
          <table:table-cell table:formula="of:=[.$C$5]*[.E7]" office:value-type="float" office:value="0.0000909090909090909" calcext:value-type="float">
            <text:p>9.09090909090909E-0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 5/55" office:value-type="float" office:value="0.0909090909090909" calcext:value-type="float">
            <text:p>0.0909090909090909</text:p>
          </table:table-cell>
          <table:table-cell table:formula="of:=[.$H$2]/[.A7]" office:value-type="float" office:value="0.00713797709729063" calcext:value-type="float">
            <text:p>0.00713797709729063</text:p>
          </table:table-cell>
          <table:table-cell table:formula="of:=[.$H$3]/([.$H$4]/[.E7])" office:value-type="float" office:value="0.0303030303030303" calcext:value-type="float">
            <text:p>0.0303030303030303</text:p>
          </table:table-cell>
          <table:table-cell table:number-columns-repeated="2"/>
          <table:table-cell table:formula="of:=[.$L$4]*[.M7]" office:value-type="float" office:value="372.6546" calcext:value-type="float">
            <text:p>372.6546</text:p>
          </table:table-cell>
          <table:table-cell table:formula="of:=[.$L$5]*[.N7]" office:value-type="float" office:value="0.00014" calcext:value-type="float">
            <text:p>0.0001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7/50" office:value-type="float" office:value="0.14" calcext:value-type="float">
            <text:p>0.14</text:p>
          </table:table-cell>
        </table:table-row>
        <table:table-row table:style-name="ro1">
          <table:table-cell table:formula="of:=[.$C$4]*[.D8]" office:value-type="float" office:value="156.9072" calcext:value-type="float">
            <text:p>156.9072</text:p>
          </table:table-cell>
          <table:table-cell table:formula="of:=[.$C$5]*[.E8]" office:value-type="float" office:value="0.0000967741935483871" calcext:value-type="float">
            <text:p>9.67741935483871E-0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 6/62" office:value-type="float" office:value="0.0967741935483871" calcext:value-type="float">
            <text:p>0.0967741935483871</text:p>
          </table:table-cell>
          <table:table-cell table:formula="of:=[.$H$2]/[.A8]" office:value-type="float" office:value="0.0062457299601293" calcext:value-type="float">
            <text:p>0.0062457299601293</text:p>
          </table:table-cell>
          <table:table-cell table:formula="of:=[.$H$3]/([.$H$4]/[.E8])" office:value-type="float" office:value="0.032258064516129" calcext:value-type="float">
            <text:p>0.032258064516129</text:p>
          </table:table-cell>
          <table:table-cell table:number-columns-repeated="2"/>
          <table:table-cell table:formula="of:=[.$L$4]*[.M8]" office:value-type="float" office:value="392.268" calcext:value-type="float">
            <text:p>392.268</text:p>
          </table:table-cell>
          <table:table-cell table:formula="of:=[.$L$5]*[.N8]" office:value-type="float" office:value="0.000142857142857143" calcext:value-type="float">
            <text:p>0.00014285714285714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7/49" office:value-type="float" office:value="0.142857142857143" calcext:value-type="float">
            <text:p>0.142857142857143</text:p>
          </table:table-cell>
        </table:table-row>
        <table:table-row table:style-name="ro1">
          <table:table-cell table:formula="of:=[.$C$4]*[.D9]" office:value-type="float" office:value="176.5206" calcext:value-type="float">
            <text:p>176.5206</text:p>
          </table:table-cell>
          <table:table-cell table:formula="of:=[.$C$5]*[.E9]" office:value-type="float" office:value="0.000100704934541793" calcext:value-type="float">
            <text:p>0.00010070493454179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 5/49.65" office:value-type="float" office:value="0.100704934541793" calcext:value-type="float">
            <text:p>0.100704934541793</text:p>
          </table:table-cell>
          <table:table-cell table:formula="of:=[.$H$2]/[.A9]" office:value-type="float" office:value="0.00555175996455938" calcext:value-type="float">
            <text:p>0.00555175996455938</text:p>
          </table:table-cell>
          <table:table-cell table:formula="of:=[.$H$3]/([.$H$4]/[.E9])" office:value-type="float" office:value="0.0335683115139309" calcext:value-type="float">
            <text:p>0.0335683115139309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9:46:25.271268031</meta:creation-date>
    <dc:date>2024-03-17T21:01:14.359852036</dc:date>
    <meta:editing-duration>PT1H14M51S</meta:editing-duration>
    <meta:editing-cycles>2</meta:editing-cycles>
    <meta:generator>LibreOffice/7.5.9.2$Linux_X86_64 LibreOffice_project/50$Build-2</meta:generator>
    <meta:document-statistic meta:table-count="1" meta:cell-count="100" meta:object-count="0"/>
  </office:meta>
</office:document-meta>
</file>